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Text_20_body">
      <style:text-properties fo:font-style="italic" style:text-underline-style="none" style:font-style-asian="italic" style:font-style-complex="italic"/>
    </style:style>
    <style:style style:name="P2" style:family="paragraph" style:parent-style-name="Text_20_body" style:list-style-name="L1">
      <style:text-properties fo:font-style="italic" style:text-underline-style="none" style:font-style-asian="italic" style:font-style-complex="italic"/>
    </style:style>
    <style:style style:name="T1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style:text-underline-style="none" style:font-style-asian="normal" style:font-style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style:text-underline-style="none" style:font-style-asian="italic" style:font-style-complex="italic"/>
    </style:style>
    <style:style style:name="T7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8" style:family="text">
      <style:text-properties fo:font-style="italic" style:text-underline-style="solid" style:text-underline-width="auto" style:text-underline-color="font-color" style:font-style-asian="italic" style:font-style-complex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STALLATION GUIDE</text:h>
      <text:p text:style-name="Text_20_body">Due before class “R &amp; NetLogo integration” on February 21</text:p>
      <text:p text:style-name="Text_20_body">For your convenience, files and supplementary material can be found at <text:a xlink:type="simple" xlink:href="https://github.com/ThorbenJensen/ip"><text:span text:style-name="T8">https://github.com/ThorbenJensen/ip</text:span></text:a></text:p>
      <text:p text:style-name="P1"><text:span text:style-name="T4">Please mind:</text:span> As the installations of RnetLogo and NetLogo-R-Extension may challenge your computer skills, make sure to start several days before class. Software installation will not be part of class.</text:p>
      <text:h text:style-name="Heading_20_2" text:outline-level="2">NetLogo installation</text:h>
      <text:p text:style-name="Text_20_body">→ Install as explained on <text:span text:style-name="T1">https://ccl.northwestern.edu/netlogo/</text:span></text:p>
      <text:h text:style-name="Heading_20_2" text:outline-level="2">RStudio installation</text:h>
      <text:p text:style-name="Text_20_body">→ Install 'RStudio Desktop' as explained on <text:span text:style-name="T8">http://www.rstudio.com/</text:span></text:p>
      <text:p text:style-name="Text_20_body">→ Execute test file “r_demonstration.R” to check if installation was successful.</text:p>
      <text:p text:style-name="Text_20_body">You should see a scatter plot, a box plot and a linear regression plot.</text:p>
      <text:h text:style-name="Heading_20_2" text:outline-level="2">RNetLogo installation</text:h>
      <text:p text:style-name="Text_20_body">→ Install as explained on <text:a xlink:type="simple" xlink:href="http://rnetlogo.r-forge.r-project.org/"><text:span text:style-name="T8">http://rnetlogo.r-forge.r-project.org/</text:span></text:a></text:p>
      <text:p text:style-name="Text_20_body">→ Execute test file “rnetlogo_demonstration.R” to check if installation was successful. </text:p>
      <text:p text:style-name="Text_20_body">You should see a plot.</text:p>
      <text:p text:style-name="Text_20_body">→ This manual might be interesting for you: <text:span text:style-name="T5">http://cran.r-project.org/web/packages/RNetLogo/RNetLogo.pdf</text:span></text:p>
      <text:h text:style-name="Heading_20_2" text:outline-level="2">NetLogo-R-Extension installation</text:h>
      <text:p text:style-name="Text_20_body">→ Install as explained on <text:a xlink:type="simple" xlink:href="http://r-ext.sourceforge.net/"><text:span text:style-name="T8">http://r-ext.sourceforge.net/</text:span></text:a><text:span text:style-name="T6"> </text:span></text:p>
      <text:list xml:id="list18931995711" text:style-name="L1">
        <text:list-item>
          <text:p text:style-name="P2">among other things, you need to set the R_HOME and JRI_HOME paths of your machine!</text:p>
        </text:list-item>
      </text:list>
      <text:p text:style-name="Text_20_body">→ Follow the instructions in “rextension_demonstration.txt”</text:p>
      <text:p text:style-name="Text_20_body">You should see box plots.</text:p>
      <text:p text:style-name="Text_20_body">→ <text:span text:style-name="T2">Y</text:span><text:span text:style-name="T3">ou find detailed guidance in the package:</text:span><text:span text:style-name="T6"> &lt;netlogo-directory&gt;/extensions/</text:span><text:span text:style-name="T7">r/doc/r-extension.html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or </meta:initial-creator>
    <meta:creation-date>2014-02-08T12:23:52</meta:creation-date>
    <meta:generator>LibreOffice/3.5$Linux_X86_64 LibreOffice_project/350m1$Build-2</meta:generator>
    <dc:date>2014-02-09T21:48:40</dc:date>
    <dc:creator>thor </dc:creator>
    <meta:editing-duration>PT2H42M15S</meta:editing-duration>
    <meta:editing-cycles>73</meta:editing-cycles>
    <meta:document-statistic meta:table-count="0" meta:image-count="0" meta:object-count="0" meta:page-count="1" meta:paragraph-count="21" meta:word-count="174" meta:character-count="1354" meta:non-whitespace-character-count="1200"/>
  </office:meta>
</office:document-meta>
</file>